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0f0e9" officeooo:paragraph-rsid="0010f0e9"/>
    </style:style>
    <style:style style:name="P2" style:family="paragraph" style:parent-style-name="Text_20_body">
      <style:text-properties fo:font-weight="bold" officeooo:rsid="00168459" officeooo:paragraph-rsid="00168459" style:font-weight-asian="bold" style:font-weight-complex="bold"/>
    </style:style>
    <style:style style:name="P3" style:family="paragraph" style:parent-style-name="Text_20_body">
      <style:text-properties fo:font-weight="bold" officeooo:rsid="0017fad5" officeooo:paragraph-rsid="0017fad5" style:font-weight-asian="bold" style:font-weight-complex="bold"/>
    </style:style>
    <style:style style:name="P4" style:family="paragraph" style:parent-style-name="Text_20_body">
      <style:text-properties fo:font-weight="bold" officeooo:rsid="00183115" officeooo:paragraph-rsid="00183115" style:font-weight-asian="bold" style:font-weight-complex="bold"/>
    </style:style>
    <style:style style:name="P5" style:family="paragraph" style:parent-style-name="Text_20_body">
      <style:text-properties fo:font-weight="bold" officeooo:rsid="001ef82f" officeooo:paragraph-rsid="001ef82f" style:font-weight-asian="bold" style:font-weight-complex="bold"/>
    </style:style>
    <style:style style:name="P6" style:family="paragraph" style:parent-style-name="Text_20_body">
      <style:text-properties fo:font-weight="bold" officeooo:rsid="001f670b" officeooo:paragraph-rsid="001f670b" style:font-weight-asian="bold" style:font-weight-complex="bold"/>
    </style:style>
    <style:style style:name="P7" style:family="paragraph" style:parent-style-name="Text_20_body">
      <style:text-properties fo:font-weight="bold" officeooo:rsid="00214ab1" officeooo:paragraph-rsid="00214ab1" style:font-weight-asian="bold" style:font-weight-complex="bold"/>
    </style:style>
    <style:style style:name="P8" style:family="paragraph" style:parent-style-name="Text_20_body">
      <style:text-properties fo:font-weight="bold" officeooo:rsid="0021eb10" officeooo:paragraph-rsid="0021eb10" style:font-weight-asian="bold" style:font-weight-complex="bold"/>
    </style:style>
    <style:style style:name="P9" style:family="paragraph" style:parent-style-name="Text_20_body">
      <style:text-properties fo:font-weight="bold" officeooo:rsid="00238533" officeooo:paragraph-rsid="00238533" style:font-weight-asian="bold" style:font-weight-complex="bold"/>
    </style:style>
    <style:style style:name="P10" style:family="paragraph" style:parent-style-name="Text_20_body">
      <style:text-properties fo:font-weight="bold" officeooo:rsid="002746f8" officeooo:paragraph-rsid="00284df9" style:font-weight-asian="bold" style:font-weight-complex="bold"/>
    </style:style>
    <style:style style:name="P11" style:family="paragraph" style:parent-style-name="Text_20_body">
      <style:text-properties fo:font-weight="bold" officeooo:rsid="00284df9" officeooo:paragraph-rsid="00284df9" style:font-weight-asian="bold" style:font-weight-complex="bold"/>
    </style:style>
    <style:style style:name="P12" style:family="paragraph" style:parent-style-name="Text_20_body">
      <style:text-properties fo:font-weight="bold" officeooo:rsid="002a91fd" officeooo:paragraph-rsid="002c5163" style:font-weight-asian="bold" style:font-weight-complex="bold"/>
    </style:style>
    <style:style style:name="P13" style:family="paragraph" style:parent-style-name="Text_20_body">
      <style:text-properties fo:font-weight="bold" officeooo:rsid="002c5163" officeooo:paragraph-rsid="002c5163" style:font-weight-asian="bold" style:font-weight-complex="bold"/>
    </style:style>
    <style:style style:name="P14" style:family="paragraph" style:parent-style-name="Text_20_body">
      <style:text-properties fo:font-weight="bold" officeooo:rsid="002e0af0" officeooo:paragraph-rsid="002e0af0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6" style:family="paragraph" style:parent-style-name="Text_20_body">
      <style:text-properties fo:font-weight="normal" officeooo:rsid="002e0af0" officeooo:paragraph-rsid="002e0af0" style:font-weight-asian="normal" style:font-weight-complex="normal"/>
    </style:style>
    <style:style style:name="P17" style:family="paragraph" style:parent-style-name="Text_20_body" style:list-style-name="L1">
      <style:text-properties style:text-underline-style="solid" style:text-underline-width="auto" style:text-underline-color="font-color" fo:font-weight="bold" officeooo:rsid="00251b44" officeooo:paragraph-rsid="00251b44" style:font-weight-asian="bold" style:font-weight-complex="bold"/>
    </style:style>
    <style:style style:name="P18" style:family="paragraph" style:parent-style-name="Text_20_body" style:list-style-name="L1">
      <style:text-properties style:text-underline-style="none" fo:font-weight="normal" officeooo:rsid="00251b44" officeooo:paragraph-rsid="00251b44" style:font-weight-asian="normal" style:font-weight-complex="normal"/>
    </style:style>
    <style:style style:name="P19" style:family="paragraph" style:parent-style-name="Text_20_body" style:list-style-name="L1">
      <style:text-properties style:text-underline-style="none" fo:font-weight="normal" officeooo:rsid="0026e55e" officeooo:paragraph-rsid="0026e55e" style:font-weight-asian="normal" style:font-weight-complex="normal"/>
    </style:style>
    <style:style style:name="P20" style:family="paragraph" style:parent-style-name="Text_20_body" style:list-style-name="L2">
      <style:text-properties fo:font-weight="bold" officeooo:rsid="00284df9" officeooo:paragraph-rsid="00284df9" style:font-weight-asian="bold" style:font-weight-complex="bold"/>
    </style:style>
    <style:style style:name="P21" style:family="paragraph" style:parent-style-name="Text_20_body" style:list-style-name="L2">
      <style:text-properties fo:font-weight="bold" officeooo:rsid="002a91fd" officeooo:paragraph-rsid="002a91fd" style:font-weight-asian="bold" style:font-weight-complex="bold"/>
    </style:style>
    <style:style style:name="P22" style:family="paragraph" style:parent-style-name="Text_20_body" style:list-style-name="L2">
      <style:text-properties style:font-name="Liberation Serif1" fo:font-style="normal" fo:font-weight="normal" officeooo:rsid="0028f2f6" officeooo:paragraph-rsid="0028f2f6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weight="normal" officeooo:rsid="002c5163" officeooo:paragraph-rsid="002c5163" style:font-weight-asian="normal" style:font-weight-complex="normal"/>
    </style:style>
    <style:style style:name="P24" style:family="paragraph" style:parent-style-name="Text_20_body">
      <style:text-properties officeooo:rsid="0033e406" officeooo:paragraph-rsid="0033e4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19" style:font-weight-asian="bold" style:font-weight-complex="bold"/>
    </style:style>
    <style:style style:name="T3" style:family="text">
      <style:text-properties fo:font-weight="bold" officeooo:rsid="0016845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8459" style:font-weight-asian="normal" style:font-weight-complex="normal"/>
    </style:style>
    <style:style style:name="T6" style:family="text">
      <style:text-properties fo:font-weight="normal" officeooo:rsid="0020f846" style:font-weight-asian="normal" style:font-weight-complex="normal"/>
    </style:style>
    <style:style style:name="T7" style:family="text">
      <style:text-properties fo:font-weight="normal" officeooo:rsid="0020fa8e" style:font-weight-asian="normal" style:font-weight-complex="normal"/>
    </style:style>
    <style:style style:name="T8" style:family="text">
      <style:text-properties fo:font-weight="normal" officeooo:rsid="00238533" style:font-weight-asian="normal" style:font-weight-complex="normal"/>
    </style:style>
    <style:style style:name="T9" style:family="text">
      <style:text-properties fo:font-weight="normal" officeooo:rsid="00251b44" style:font-weight-asian="normal" style:font-weight-complex="normal"/>
    </style:style>
    <style:style style:name="T10" style:family="text">
      <style:text-properties fo:font-weight="normal" officeooo:rsid="002c5163" style:font-weight-asian="normal" style:font-weight-complex="normal"/>
    </style:style>
    <style:style style:name="T11" style:family="text">
      <style:text-properties fo:font-weight="normal" officeooo:rsid="002e0af0" style:font-weight-asian="normal" style:font-weight-complex="normal"/>
    </style:style>
    <style:style style:name="T12" style:family="text">
      <style:text-properties officeooo:rsid="00238533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officeooo:rsid="00284df9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ry Notes</text:p>
      <text:p text:style-name="P24">The z parameter is missing in the matlab version, because this was a mistake introduced in the python version. I’m just removing it now. If I ever have to go back to the python version for whatever reason I will remove it then.</text:p>
      <text:p text:style-name="Text_20_body"/>
      <text:p text:style-name="P1"><text:span text:style-name="T1">(</text:span><text:span text:style-name="T2">0</text:span><text:span text:style-name="T1">)</text:span><text:span text:style-name="T4"> – The parameters used for my proposal, and the one that has most of the Khailaie parameters</text:span></text:p>
      <text:p text:style-name="P1"><text:span text:style-name="T3">(1)</text:span><text:span text:style-name="T5"> – I increased the mu parameter to 750. For some reason, using parameter set 0 to test 60 to 100, after a value of 850 the populations dies. But when I tested </text:span><text:span text:style-name="T3">(2)</text:span><text:span text:style-name="T5"> using parameter set </text:span><text:span text:style-name="T3">(1)</text:span><text:span text:style-name="T5">, it doesn’t die.</text:span></text:p>
      <text:p text:style-name="P2">(2) –<text:span text:style-name="T4"> I could get even bigger population sizes here by using the parameter set </text:span>(1). <text:span text:style-name="T4">Increased mu to 1000</text:span></text:p>
      <text:p text:style-name="P3">(3)<text:span text:style-name="T4"> – I added the naive growth rate as the mu. This growth rate came from the data that I have collected. The unit vales are given in the thousands. So, 298.2543/day = 298,2543/day. Another way to mention this is 298.2543x10^3. Each individual cell that is created in the PlayTime function will represent one thousand cells. </text:span></text:p>
      <text:p text:style-name="P4">(4) <text:span text:style-name="T4"><text:s/>- adding 6.938 to beta</text:span></text:p>
      <text:p text:style-name="P5">(5) – <text:span text:style-name="T4">Calculated a lot of the rates from data and found some from papers. I’m putting in all of the values that I have found so far into the model to see how it behaves. Suppression values I have no idea what to do with, so I kept it the same. Activated T cell death rate value is still a work in progress so I kept it the same as everything else. I’m keeping it similar to naive T cells for now.</text:span></text:p>
      <text:p text:style-name="P6">(6) –<text:span text:style-name="T4"> Since parameter set 5 failed, and all of the cellular populations are dying I’m going to mess around with parameters to see what the sources are. </text:span><text:span text:style-name="T6">It looks like the reason 5 failed is because I messed up with the parameters. C was 11184 instead of 598. </text:span><text:span text:style-name="T7">I was tired when I did this.</text:span></text:p>
      <text:p text:style-name="P7">(7) –<text:span text:style-name="T4"> It looks like the IL-2 expression rates that I found will not work for my model. Because the combined consumption of IL-2 by T and R is far greater than the production. Each T makes 1 while each T consumes 3 and each R consumes 8. So, if we just consider the activated T cells, we are met with -2 cytokine per cycle. <text:s/>I will change the numbers so it makes better sense.</text:span></text:p>
      <text:p text:style-name="P8">(8) –<text:span text:style-name="T4"> </text:span><text:span text:style-name="T12">epsilon </text:span><text:span text:style-name="T8">should be the ratio of tregs and t actives, comes out to 0.23. I made Tregs differentiation be 0 (</text:span><text:span text:style-name="T12">c</text:span><text:span text:style-name="T8">), to find out why activated T cells are dying so fast. It turns out that the the death rate, </text:span><text:span text:style-name="T12">b_T</text:span><text:span text:style-name="T8">, of activated T cells is too high . Between 19 an 20 seems to be the sweet spot for the parameter set that I have.</text:span></text:p>
      <text:p text:style-name="P8"><text:span text:style-name="T8"><text:tab/></text:span><text:span text:style-name="T12">19 </text:span><text:span text:style-name="T8"><text:s/>- the activated T cell population grows out of control</text:span></text:p>
      <text:p text:style-name="P8"><text:span text:style-name="T8"><text:tab/></text:span><text:span text:style-name="T12">20 </text:span><text:span text:style-name="T8">- <text:s/>The activated T cell population crashes. </text:span></text:p>
      <text:p text:style-name="P9">(9) <text:span text:style-name="T4"><text:s/>- based on </text:span>(8)<text:span text:style-name="T4"> parameters, and I’m going to try to see if the IL-2 cytokine can rescue the activated T cell population crash with out </text:span><text:span text:style-name="T9">changing Treg parameters</text:span><text:span text:style-name="T4">. </text:span>C, <text:span text:style-name="T4">will stay at 0, and </text:span>b_T<text:span text:style-name="T4"> at 20.</text:span></text:p>
      <text:p text:style-name="P15">Changes Made</text:p>
      <text:list xml:id="list4030386908" text:style-name="L1">
        <text:list-item>
          <text:p text:style-name="P18"><text:soft-page-break/>e_T, e_R, and d dropped down by ten fold</text:p>
        </text:list-item>
        <text:list-item>
          <text:p text:style-name="P17"><text:span text:style-name="T14">Turns out the </text:span><text:span text:style-name="T13">alpha </text:span><text:span text:style-name="T14">values was wrong. 664 - &gt; 66</text:span></text:p>
        </text:list-item>
        <text:list-item>
          <text:p text:style-name="P19">Completely eliminating the Treg population</text:p>
        </text:list-item>
      </text:list>
      <text:p text:style-name="P10">(10)</text:p>
      <text:p text:style-name="P10"><text:span text:style-name="T15">Rational - </text:span><text:span text:style-name="T4">Coming from 8. It seems that there is a problem with naive T cells; they instantly die. I suspect the problem is because of their death rate. I might need to use some other type of data, but first let’s see if we can stabilize the naive T cell population.</text:span></text:p>
      <text:p text:style-name="P11">Purpose –<text:span text:style-name="T4"> Stabilize the naive T cell populations</text:span></text:p>
      <text:p text:style-name="P11">Observations </text:p>
      <text:list xml:id="list1925716969" text:style-name="L2">
        <text:list-item>
          <text:p text:style-name="P20">z – <text:span text:style-name="T4">A vestigial parameter from way long ago, and actually serves no purpose. This one was replaced by </text:span>n<text:span text:style-name="T4">. I will have to leave it lying around because my functions are entirely dependent on the order of the parameters, so deleting z anywhere will ruin that order. </text:span>TO DO: <text:span text:style-name="T16">remove the z parameters from everything</text:span></text:p>
        </text:list-item>
        <text:list-item>
          <text:p text:style-name="P20"><text:span text:style-name="T18">β –</text:span><text:span text:style-name="T17"> this parameter set at 100 is literally killing off the naive T cells completely. </text:span></text:p>
        </text:list-item>
        <text:list-item>
          <text:p text:style-name="P22">Apparently I didn’t know how my own fucking function works (Speculator)</text:p>
        </text:list-item>
        <text:list-item>
          <text:p text:style-name="P21"><text:span text:style-name="T17">Using my </text:span><text:span text:style-name="T18">Speculator</text:span><text:span text:style-name="T17">, beta only works well between 0.01 and 0.1. </text:span></text:p>
        </text:list-item>
      </text:list>
      <text:p text:style-name="P12">Results - <text:span text:style-name="T4">I stabilized </text:span><text:span text:style-name="T10">the naive T cell population. It turns out that the beta parameter is too high and we need to keep it really small. I really don’t know how this works.</text:span></text:p>
      <text:p text:style-name="P13">Next Step<text:span text:style-name="T4"> – Try to get Naive T cells to stabilize at 6 million</text:span></text:p>
      <text:p text:style-name="P23"/>
      <text:p text:style-name="P13">(11)</text:p>
      <text:p text:style-name="P13">Rational<text:span text:style-name="T4"> – I stabilized naive T cells, but even with the death rate at 0 and tiny </text:span>beta<text:span text:style-name="T4"> (0.01) I cannot get it higher than 3 million. I will do what I can to get my model to reach a level of </text:span><text:span text:style-name="T11">5</text:span><text:span text:style-name="T4"> million as a max. </text:span><text:span text:style-name="T11">The median value in my data is 3 million, but I will have to account for the dynamics that occur from differentiation later. </text:span></text:p>
      <text:p text:style-name="P14">Purpose<text:span text:style-name="T4"> – get Naive to stabilize at 5 million</text:span></text:p>
      <text:p text:style-name="P14">Conditions<text:span text:style-name="T4"> – I am keeping the same parameters structure as 10, but I will focus on the naive T cell population. </text:span></text:p>
      <text:p text:style-name="P14">Observation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2:02.552953319</meta:creation-date>
    <dc:date>2020-05-22T18:08:20.035430157</dc:date>
    <meta:editing-duration>P1DT1H31M49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851" meta:character-count="4434" meta:non-whitespace-character-count="3594"/>
  </office:meta>
</office:document-meta>
</file>